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2e930" officeooo:paragraph-rsid="0022e930"/>
    </style:style>
    <style:style style:name="P2" style:family="paragraph" style:parent-style-name="Text_20_body">
      <style:text-properties officeooo:rsid="00249293" officeooo:paragraph-rsid="00249293"/>
    </style:style>
    <style:style style:name="P3" style:family="paragraph" style:parent-style-name="Text_20_body">
      <style:text-properties officeooo:paragraph-rsid="002b806c"/>
    </style:style>
    <style:style style:name="P4" style:family="paragraph" style:parent-style-name="Text_20_body">
      <style:text-properties officeooo:rsid="0031faef" officeooo:paragraph-rsid="0035adab"/>
    </style:style>
    <style:style style:name="P5" style:family="paragraph" style:parent-style-name="Text_20_body">
      <style:text-properties officeooo:rsid="0031faef" officeooo:paragraph-rsid="0037e77a"/>
    </style:style>
    <style:style style:name="P6" style:family="paragraph" style:parent-style-name="Text_20_body">
      <style:text-properties officeooo:rsid="0020280b" officeooo:paragraph-rsid="0020280b"/>
    </style:style>
    <style:style style:name="P7" style:family="paragraph" style:parent-style-name="Text_20_body">
      <style:text-properties fo:font-weight="normal" officeooo:rsid="003beeb5" officeooo:paragraph-rsid="003beeb5" style:font-weight-asian="normal" style:font-weight-complex="normal"/>
    </style:style>
    <style:style style:name="P8" style:family="paragraph" style:parent-style-name="Text_20_body">
      <style:text-properties fo:font-weight="normal" officeooo:rsid="003e3881" officeooo:paragraph-rsid="003e3881" style:font-weight-asian="normal" style:font-weight-complex="normal"/>
    </style:style>
    <style:style style:name="P9" style:family="paragraph" style:parent-style-name="Text_20_body">
      <style:text-properties fo:font-weight="normal" officeooo:rsid="003e3881" officeooo:paragraph-rsid="0044b685" style:font-weight-asian="normal" style:font-weight-complex="normal"/>
    </style:style>
    <style:style style:name="P10" style:family="paragraph" style:parent-style-name="Text_20_body">
      <style:text-properties fo:font-weight="normal" officeooo:rsid="0095b2da" officeooo:paragraph-rsid="0095b2da" style:font-weight-asian="normal" style:font-weight-complex="normal"/>
    </style:style>
    <style:style style:name="P11" style:family="paragraph" style:parent-style-name="Text_20_body">
      <style:text-properties officeooo:paragraph-rsid="00523f02"/>
    </style:style>
    <style:style style:name="P12" style:family="paragraph" style:parent-style-name="Text_20_body">
      <style:text-properties fo:font-size="10pt" officeooo:paragraph-rsid="00523f02" style:font-size-asian="10pt" style:font-size-complex="10pt"/>
    </style:style>
    <style:style style:name="P13" style:family="paragraph" style:parent-style-name="Text_20_body">
      <style:text-properties fo:font-size="10pt" officeooo:paragraph-rsid="005c1caf" style:font-size-asian="10pt" style:font-size-complex="10pt"/>
    </style:style>
    <style:style style:name="P14" style:family="paragraph" style:parent-style-name="Text_20_body">
      <style:text-properties fo:font-size="10pt" fo:font-style="italic" officeooo:rsid="0087a0b6" officeooo:paragraph-rsid="0087a0b6" style:font-size-asian="10pt" style:font-style-asian="italic" style:font-size-complex="10pt" style:font-style-complex="italic"/>
    </style:style>
    <style:style style:name="P15" style:family="paragraph" style:parent-style-name="Text_20_body">
      <style:text-properties fo:font-size="12pt" officeooo:rsid="005eff02" officeooo:paragraph-rsid="005eff02" style:font-size-asian="10.5pt" style:font-size-complex="12pt"/>
    </style:style>
    <style:style style:name="P16" style:family="paragraph" style:parent-style-name="Text_20_body">
      <style:text-properties fo:font-size="12pt" fo:font-style="normal" officeooo:rsid="0087a0b6" officeooo:paragraph-rsid="0087a0b6" style:font-size-asian="10.5pt" style:font-style-asian="normal" style:font-size-complex="12pt" style:font-style-complex="normal"/>
    </style:style>
    <style:style style:name="P17" style:family="paragraph" style:parent-style-name="Text_20_body">
      <style:text-properties officeooo:paragraph-rsid="0064a66c"/>
    </style:style>
    <style:style style:name="P18" style:family="paragraph" style:parent-style-name="Text_20_body">
      <style:text-properties officeooo:rsid="006739c5" officeooo:paragraph-rsid="006739c5"/>
    </style:style>
    <style:style style:name="P19" style:family="paragraph" style:parent-style-name="Text_20_body">
      <style:text-properties officeooo:rsid="006da555" officeooo:paragraph-rsid="006da555"/>
    </style:style>
    <style:style style:name="P20" style:family="paragraph" style:parent-style-name="Text_20_body">
      <style:text-properties officeooo:rsid="006f0509" officeooo:paragraph-rsid="006f0509"/>
    </style:style>
    <style:style style:name="P21" style:family="paragraph" style:parent-style-name="Text_20_body">
      <style:text-properties officeooo:paragraph-rsid="007f60eb"/>
    </style:style>
    <style:style style:name="P22" style:family="paragraph" style:parent-style-name="Text_20_body">
      <style:text-properties officeooo:rsid="00828256" officeooo:paragraph-rsid="00828256"/>
    </style:style>
    <style:style style:name="P23" style:family="paragraph" style:parent-style-name="Text_20_body">
      <style:text-properties officeooo:paragraph-rsid="008bb5a1"/>
    </style:style>
    <style:style style:name="P24" style:family="paragraph" style:parent-style-name="Text_20_body">
      <style:text-properties fo:font-weight="bold" officeooo:paragraph-rsid="008bb5a1" style:font-weight-asian="bold" style:font-weight-complex="bold"/>
    </style:style>
    <style:style style:name="P25" style:family="paragraph" style:parent-style-name="Text_20_body">
      <style:text-properties style:text-underline-style="none" fo:font-weight="normal" officeooo:rsid="009d6519" officeooo:paragraph-rsid="009d6519" style:font-weight-asian="normal" style:font-weight-complex="normal"/>
    </style:style>
    <style:style style:name="P26" style:family="paragraph" style:parent-style-name="Text_20_body">
      <style:text-properties officeooo:rsid="009f21b7" officeooo:paragraph-rsid="009f21b7"/>
    </style:style>
    <style:style style:name="P27" style:family="paragraph" style:parent-style-name="Standard">
      <style:paragraph-properties fo:text-align="center" style:justify-single-word="false"/>
      <style:text-properties officeooo:rsid="0044b685" officeooo:paragraph-rsid="0044b685"/>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style:font-name="Liberation Serif" fo:font-weight="bold" style:font-weight-asian="bold" style:font-weight-complex="bold"/>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Heading_20_1" style:list-style-name="">
      <style:paragraph-properties fo:text-align="center" style:justify-single-word="false"/>
    </style:style>
    <style:style style:name="P37" style:family="paragraph" style:parent-style-name="Heading_20_1" style:list-style-name="">
      <style:paragraph-properties fo:text-align="center" style:justify-single-word="false" fo:break-before="page"/>
      <style:text-properties officeooo:rsid="0018789b" officeooo:paragraph-rsid="0018789b"/>
    </style:style>
    <style:style style:name="P38" style:family="paragraph" style:parent-style-name="Heading_20_1">
      <style:paragraph-properties fo:text-align="center" style:justify-single-word="false" fo:break-before="page"/>
      <style:text-properties officeooo:rsid="0018789b" officeooo:paragraph-rsid="0018789b"/>
    </style:style>
    <style:style style:name="P39" style:family="paragraph" style:parent-style-name="Heading_20_1">
      <style:paragraph-properties fo:text-align="center" style:justify-single-word="false" fo:break-before="page"/>
    </style:style>
    <style:style style:name="P40" style:family="paragraph" style:parent-style-name="Text_20_body" style:list-style-name="">
      <style:paragraph-properties fo:text-align="start" style:justify-single-word="false"/>
      <style:text-properties officeooo:rsid="0018789b" officeooo:paragraph-rsid="0018789b"/>
    </style:style>
    <style:style style:name="P41" style:family="paragraph" style:parent-style-name="Text_20_body">
      <style:text-properties officeooo:rsid="0062d6ac" officeooo:paragraph-rsid="0062d6ac"/>
    </style:style>
    <style:style style:name="P42" style:family="paragraph" style:parent-style-name="Text_20_body">
      <style:text-properties officeooo:rsid="0064a66c" officeooo:paragraph-rsid="0064a66c"/>
    </style:style>
    <style:style style:name="P43" style:family="paragraph" style:parent-style-name="Text_20_body">
      <style:text-properties fo:font-size="10pt" officeooo:paragraph-rsid="00523f02" style:font-size-asian="10pt" style:font-size-complex="10pt"/>
    </style:style>
    <style:style style:name="P44" style:family="paragraph" style:parent-style-name="Text_20_body" style:list-style-name="L1">
      <style:text-properties officeooo:paragraph-rsid="0095b2da"/>
    </style:style>
    <style:style style:name="P45" style:family="paragraph" style:parent-style-name="Text_20_body" style:list-style-name="L1">
      <style:text-properties fo:font-weight="normal" officeooo:rsid="0095b2da" officeooo:paragraph-rsid="0095b2da" style:font-weight-asian="normal" style:font-weight-complex="normal"/>
    </style:style>
    <style:style style:name="P46" style:family="paragraph" style:parent-style-name="Text_20_body">
      <style:text-properties officeooo:rsid="0099eca2" officeooo:paragraph-rsid="0099eca2"/>
    </style:style>
    <style:style style:name="T1" style:family="text">
      <style:text-properties officeooo:rsid="00240244"/>
    </style:style>
    <style:style style:name="T2" style:family="text">
      <style:text-properties officeooo:rsid="0025b14e"/>
    </style:style>
    <style:style style:name="T3" style:family="text">
      <style:text-properties officeooo:rsid="0025ef55"/>
    </style:style>
    <style:style style:name="T4" style:family="text">
      <style:text-properties officeooo:rsid="002b806c"/>
    </style:style>
    <style:style style:name="T5" style:family="text">
      <style:text-properties officeooo:rsid="002c6330"/>
    </style:style>
    <style:style style:name="T6" style:family="text">
      <style:text-properties officeooo:rsid="002e19e2"/>
    </style:style>
    <style:style style:name="T7" style:family="text">
      <style:text-properties officeooo:rsid="002ef7f1"/>
    </style:style>
    <style:style style:name="T8" style:family="text">
      <style:text-properties fo:font-weight="normal" style:font-weight-asian="normal" style:font-weight-complex="normal"/>
    </style:style>
    <style:style style:name="T9" style:family="text">
      <style:text-properties fo:font-weight="normal" officeooo:rsid="0033c13a" style:font-weight-asian="normal" style:font-weight-complex="normal"/>
    </style:style>
    <style:style style:name="T10" style:family="text">
      <style:text-properties fo:font-weight="normal" officeooo:rsid="0035adab" style:font-weight-asian="normal" style:font-weight-complex="normal"/>
    </style:style>
    <style:style style:name="T11" style:family="text">
      <style:text-properties fo:font-weight="normal" officeooo:rsid="00368c07" style:font-weight-asian="normal" style:font-weight-complex="normal"/>
    </style:style>
    <style:style style:name="T12" style:family="text">
      <style:text-properties fo:font-weight="normal" officeooo:rsid="0037e77a" style:font-weight-asian="normal" style:font-weight-complex="normal"/>
    </style:style>
    <style:style style:name="T13" style:family="text">
      <style:text-properties fo:font-weight="normal" officeooo:rsid="0095b2da" style:font-weight-asian="normal" style:font-weight-complex="normal"/>
    </style:style>
    <style:style style:name="T14" style:family="text">
      <style:text-properties fo:font-weight="normal" officeooo:rsid="0095cf3b" style:font-weight-asian="normal" style:font-weight-complex="normal"/>
    </style:style>
    <style:style style:name="T15" style:family="text">
      <style:text-properties fo:font-weight="normal" officeooo:rsid="0099ea4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3cfad4" style:font-weight-asian="bold" style:font-weight-complex="bold"/>
    </style:style>
    <style:style style:name="T18" style:family="text">
      <style:text-properties officeooo:rsid="003f0a3f"/>
    </style:style>
    <style:style style:name="T19" style:family="text">
      <style:text-properties officeooo:rsid="003ff162"/>
    </style:style>
    <style:style style:name="T20" style:family="text">
      <style:text-properties officeooo:rsid="0044b685"/>
    </style:style>
    <style:style style:name="T21" style:family="text">
      <style:text-properties officeooo:rsid="00483355"/>
    </style:style>
    <style:style style:name="T22" style:family="text">
      <style:text-properties officeooo:rsid="0050e3c0"/>
    </style:style>
    <style:style style:name="T23" style:family="text">
      <style:text-properties officeooo:rsid="0051061c"/>
    </style:style>
    <style:style style:name="T24" style:family="text">
      <style:text-properties officeooo:rsid="0051117b"/>
    </style:style>
    <style:style style:name="T25" style:family="text">
      <style:text-properties style:font-name="Liberation Sans" fo:font-size="16.1000003814697pt" fo:font-weight="bold" officeooo:rsid="0064a66c" style:font-name-asian="Noto Sans CJK SC" style:font-size-asian="16.1000003814697pt" style:font-weight-asian="bold" style:font-name-complex="Lohit Devanagari" style:font-size-complex="16.1000003814697pt" style:font-weight-complex="bold"/>
    </style:style>
    <style:style style:name="T26" style:family="text">
      <style:text-properties officeooo:rsid="005225b3"/>
    </style:style>
    <style:style style:name="T27" style:family="text">
      <style:text-properties officeooo:rsid="00523f02"/>
    </style:style>
    <style:style style:name="T28" style:family="text">
      <style:text-properties officeooo:rsid="005bec9e"/>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83b9fe" style:font-size-asian="10pt" style:font-style-asian="italic" style:font-size-complex="10pt" style:font-style-complex="italic"/>
    </style:style>
    <style:style style:name="T31" style:family="text">
      <style:text-properties fo:font-size="12pt" style:font-size-asian="12pt" style:font-size-complex="12pt"/>
    </style:style>
    <style:style style:name="T32" style:family="text">
      <style:text-properties fo:font-size="12pt" officeooo:rsid="0051ac52" style:font-name-asian="Noto Sans CJK SC" style:font-size-asian="12pt" style:font-name-complex="Lohit Devanagari" style:font-size-complex="12pt"/>
    </style:style>
    <style:style style:name="T33" style:family="text">
      <style:text-properties officeooo:rsid="0060093f"/>
    </style:style>
    <style:style style:name="T34" style:family="text">
      <style:text-properties officeooo:rsid="0064a66c"/>
    </style:style>
    <style:style style:name="T35" style:family="text">
      <style:text-properties officeooo:rsid="006589f1"/>
    </style:style>
    <style:style style:name="T36" style:family="text">
      <style:text-properties officeooo:rsid="007f60eb"/>
    </style:style>
    <style:style style:name="T37" style:family="text">
      <style:text-properties officeooo:rsid="007fdc76"/>
    </style:style>
    <style:style style:name="T38" style:family="text">
      <style:text-properties officeooo:rsid="00810298"/>
    </style:style>
    <style:style style:name="T39" style:family="text">
      <style:text-properties officeooo:rsid="0083b9fe"/>
    </style:style>
    <style:style style:name="T40" style:family="text">
      <style:text-properties officeooo:rsid="008bb5a1"/>
    </style:style>
    <style:style style:name="T41" style:family="text">
      <style:text-properties officeooo:rsid="008d7863"/>
    </style:style>
    <style:style style:name="T42" style:family="text">
      <style:text-properties officeooo:rsid="008ed7c5"/>
    </style:style>
    <style:style style:name="T43" style:family="text">
      <style:text-properties officeooo:rsid="00a09f5e"/>
    </style:style>
    <style:style style:name="T44" style:family="text">
      <style:text-properties officeooo:rsid="00a124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P notes</text:p>
      <text:p text:style-name="P27">From apress guide</text:p>
      <text:h text:style-name="P37" text:outline-level="1"><text:bookmark-start text:name="__RefHeading___Toc106_2923262769"/>Content<text:bookmark-end text:name="__RefHeading___Toc106_292326276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06_2923262769" text:style-name="Index_20_Link" text:visited-style-name="Index_20_Link">Content<text:tab/>2</text:a></text:p>
          <text:p text:style-name="P33"><text:a xlink:type="simple" xlink:href="#__RefHeading___Toc108_2923262769" text:style-name="Index_20_Link" text:visited-style-name="Index_20_Link">Todo<text:tab/>3</text:a></text:p>
          <text:p text:style-name="P33"><text:a xlink:type="simple" xlink:href="#__RefHeading___Toc110_2923262769" text:style-name="Index_20_Link" text:visited-style-name="Index_20_Link">Java Class Design<text:tab/>4</text:a></text:p>
          <text:p text:style-name="P34"><text:a xlink:type="simple" xlink:href="#__RefHeading___Toc112_2923262769" text:style-name="Index_20_Link" text:visited-style-name="Index_20_Link">Encapsulation<text:tab/>4</text:a></text:p>
          <text:p text:style-name="P34"><text:a xlink:type="simple" xlink:href="#__RefHeading___Toc114_2923262769" text:style-name="Index_20_Link" text:visited-style-name="Index_20_Link">Inheritance<text:tab/>4</text:a></text:p>
          <text:p text:style-name="P35"><text:a xlink:type="simple" xlink:href="#__RefHeading___Toc126_1451365058" text:style-name="Index_20_Link" text:visited-style-name="Index_20_Link">Polymorphism – several forms<text:tab/>4</text:a></text:p>
          <text:p text:style-name="P35"><text:a xlink:type="simple" xlink:href="#__RefHeading___Toc128_1451365058" text:style-name="Index_20_Link" text:visited-style-name="Index_20_Link">Method Overloading – multiple methods same name<text:tab/>4</text:a></text:p>
          <text:p text:style-name="P34"><text:a xlink:type="simple" xlink:href="#__RefHeading___Toc2239_2385844581" text:style-name="Index_20_Link" text:visited-style-name="Index_20_Link">Object Composition<text:tab/>4</text:a></text:p>
          <text:p text:style-name="P34"><text:a xlink:type="simple" xlink:href="#__RefHeading___Toc2241_2385844581" text:style-name="Index_20_Link" text:visited-style-name="Index_20_Link">Inheritance or Composition<text:tab/>5</text:a></text:p>
          <text:p text:style-name="P34"><text:a xlink:type="simple" xlink:href="#__RefHeading___Toc131_1451365058" text:style-name="Index_20_Link" text:visited-style-name="Index_20_Link">Overriding Object class methods<text:tab/>5</text:a></text:p>
          <text:p text:style-name="P34"><text:a xlink:type="simple" xlink:href="#__RefHeading___Toc2243_2385844581" text:style-name="Index_20_Link" text:visited-style-name="Index_20_Link">Singleton<text:tab/>6</text:a></text:p>
          <text:p text:style-name="P34"><text:a xlink:type="simple" xlink:href="#__RefHeading___Toc2245_2385844581" text:style-name="Index_20_Link" text:visited-style-name="Index_20_Link">Immutable class<text:tab/>6</text:a></text:p>
          <text:p text:style-name="P34"><text:a xlink:type="simple" xlink:href="#__RefHeading___Toc2247_2385844581" text:style-name="Index_20_Link" text:visited-style-name="Index_20_Link">Static<text:tab/>7</text:a></text:p>
          <text:p text:style-name="P35"><text:a xlink:type="simple" xlink:href="#__RefHeading___Toc2249_2385844581" text:style-name="Index_20_Link" text:visited-style-name="Index_20_Link">Static block<text:tab/>7</text:a></text:p>
        </text:index-body>
      </text:table-of-content>
      <text:h text:style-name="P40" text:outline-level="1"/>
      <text:h text:style-name="P38" text:outline-level="1"><text:bookmark-start text:name="__RefHeading___Toc108_2923262769"/>Todo<text:bookmark-end text:name="__RefHeading___Toc108_2923262769"/></text:h>
      <text:h text:style-name="P36" text:outline-level="1"/>
      <text:h text:style-name="P39" text:outline-level="1"><text:bookmark-start text:name="__RefHeading___Toc110_2923262769"/>Java Class Design<text:bookmark-end text:name="__RefHeading___Toc110_2923262769"/></text:h>
      <text:h text:style-name="Heading_20_2" text:outline-level="2"><text:bookmark-start text:name="__RefHeading___Toc112_2923262769"/>Encapsulation<text:bookmark-end text:name="__RefHeading___Toc112_2923262769"/></text:h>
      <text:p text:style-name="P6">All data (fields) required for the methods in the class are available inside the class itself. In other words the class encapsulate its fields and methods together.</text:p>
      <text:p text:style-name="P1">Access modifiers in java: public, private, protected, default <text:span text:style-name="T1">(</text:span><text:span text:style-name="T2">package-protected; </text:span><text:span text:style-name="T1">no access modifier specified)</text:span></text:p>
      <text:p text:style-name="P2">If field or method is protected or default then it can be accessed within the package. <text:span text:style-name="T3">Protected members are accessible outside package only in subclass.</text:span></text:p>
      <text:h text:style-name="Heading_20_2" text:outline-level="2"><text:bookmark-start text:name="__RefHeading___Toc114_2923262769"/>Inheritance<text:bookmark-end text:name="__RefHeading___Toc114_2923262769"/></text:h>
      <text:p text:style-name="P3"><text:span text:style-name="T4">Reusability mechanism, it supports modeling classes in a hierarchy </text:span><text:span text:style-name="T5">(categorize </text:span><text:span text:style-name="T6">hierarchically</text:span><text:span text:style-name="T5">) </text:span><text:span text:style-name="T7">IS-A relationship</text:span><text:span text:style-name="T4">.</text:span></text:p>
      <text:h text:style-name="Heading_20_3" text:outline-level="3"><text:bookmark-start text:name="__RefHeading___Toc126_1451365058"/>Polymorphism <text:span text:style-name="T16">– several forms</text:span><text:bookmark-end text:name="__RefHeading___Toc126_1451365058"/></text:h>
      <text:p text:style-name="P5"><text:span text:style-name="T8">When resolved during run-time (late binding) is called dynamic. </text:span><text:span text:style-name="T9">(Overriding as example, </text:span><text:span text:style-name="T12">Abstract method</text:span><text:span text:style-name="T9">)</text:span></text:p>
      <text:p text:style-name="P4"><text:span text:style-name="T10">When resolved at compile time (early binding) </text:span><text:span text:style-name="T11">is called static. (Overloading is an example)</text:span><text:span text:style-name="T8"> </text:span></text:p>
      <text:p text:style-name="P7">In OOP the fundamental idea in inheritance is to provide a default or common functionality in the base class; derived classes can provide more specific functionality.</text:p>
      <text:h text:style-name="Heading_20_3" text:outline-level="3"><text:bookmark-start text:name="__RefHeading___Toc128_1451365058"/>Method Overloading <text:span text:style-name="T16">– </text:span><text:span text:style-name="T17">multiple methods same name</text:span><text:bookmark-end text:name="__RefHeading___Toc128_1451365058"/></text:h>
      <text:p text:style-name="P8">You define different types or different number of arguments or both <text:span text:style-name="T18">then you can have method with the same name. </text:span><text:span text:style-name="T19">The compiler will resolve the call to a correct method </text:span><text:span text:style-name="T21">at the compile time.</text:span></text:p>
      <text:p text:style-name="P9">For resolving a method call, it first looks for the exact match—the method definition with exactly same number of parameters and types of parameters. If it can’t find an exact match, it looks for the closest match by using up-casts.</text:p>
      <text:p text:style-name="P9">For finding the closest match, the compiler allows implicit up-casts, not down-casts, so aMethod(int val) is not considered <text:span text:style-name="T20">if you are passing Interger object </text:span>aMethod<text:span text:style-name="T20">(Object I) is selected</text:span>.</text:p>
      <text:h text:style-name="Heading_20_2" text:outline-level="2"><text:bookmark-start text:name="__RefHeading___Toc2239_2385844581"/>Object Composition<text:bookmark-end text:name="__RefHeading___Toc2239_2385844581"/></text:h>
      <text:p text:style-name="P41">Individual abstractions offer certain functionality that can be combined with other objects to represent a bigger abstraction – composition. It this cases object shares HAS-A relationship with the containing object. </text:p>
      <text:h text:style-name="Heading_20_2" text:outline-level="2"><text:bookmark-start text:name="__RefHeading___Toc2241_2385844581"/><text:soft-page-break/><text:span text:style-name="T25">Inheritance</text:span> or <text:span text:style-name="T34">Composition</text:span><text:bookmark-end text:name="__RefHeading___Toc2241_2385844581"/></text:h>
      <text:p text:style-name="P42">Should you use Inheritance or object composition, a rule of the thumb is to use HAS-A and IS-a phrases to check-</text:p>
      <text:p text:style-name="P18">A car IS-A tire or A car HAS-A tire.</text:p>
      <text:p text:style-name="P18">Something can be difficult to decied and it will depended of the context.</text:p>
      <text:p text:style-name="P17">A computer HAS-A CPU or Computer is CPU-u-</text:p>
      <text:p text:style-name="P17"><text:span text:style-name="T34">A circle IS-A a sha</text:span><text:span text:style-name="T35">pe</text:span><text:span text:style-name="T34"> or circle HAS-a shape.</text:span></text:p>
      <text:p text:style-name="P19">IS-A relationship is harder to change, so be very careful when selection.</text:p>
      <text:p text:style-name="P20">Use inheritance when a subclass specifies a base class, so that you can exploit polymorphism. In other cases use composition to get code that is easily to change. Favor composition over inheritance.</text:p>
      <text:h text:style-name="Heading_20_2" text:outline-level="2"><text:bookmark-start text:name="__RefHeading___Toc131_1451365058"/>Overriding Object class methods <text:bookmark-end text:name="__RefHeading___Toc131_1451365058"/></text:h>
      <text:p text:style-name="P28">Overriding toString()</text:p>
      <text:p text:style-name="Text_20_body"><text:span text:style-name="T22">T</text:span>akes no arguments and returns the String representation of the object. The default implementation of this method returns ClassName@hex version of the object’s hashcode <text:span text:style-name="T22">(different for each instance). </text:span><text:span text:style-name="T23">Example </text:span><text:a xlink:type="simple" xlink:href="mailto:Point@affc70" text:style-name="Internet_20_link" text:visited-style-name="Visited_20_Internet_20_Link"><text:span text:style-name="T23">Point@affc70</text:span></text:a><text:span text:style-name="T23">. </text:span><text:span text:style-name="T24">For Point class.</text:span></text:p>
      <text:p text:style-name="Text_20_body"><text:span text:style-name="T24">O</text:span>verride this method to return the desired textual representation of your class</text:p>
      <text:p text:style-name="P29">Overriding <text:span text:style-name="T32">equals</text:span><text:span text:style-name="T31">()</text:span></text:p>
      <text:p text:style-name="P11"><text:span text:style-name="T28">T</text:span>akes the Object type as an argument. <text:span text:style-name="T28">R</text:span><text:span text:style-name="T26">eturns boolean </text:span><text:span text:style-name="T27">indicating </text:span>if the contents of the current object and the passed obj argument are equal<text:span text:style-name="T26">.</text:span></text:p>
      <text:p text:style-name="P11"/>
      <text:p text:style-name="P12">@Override</text:p>
      <text:p text:style-name="P12">public boolean equals(Object other) {<text:line-break/><text:tab/>if(other == null)<text:line-break/><text:tab/><text:tab/>return false;</text:p>
      <text:p text:style-name="P12"><text:tab/>// check if the dynamic type of 'other' is Point<text:line-break/><text:tab/>// if 'other' is of any other type than 'Point', the two objects cannot be<text:line-break/><text:tab/>// equal if 'other' is of type Point (or one of its derived classes), then<text:line-break/><text:tab/>// downcast the object to Point type and then compare members for equality</text:p>
      <text:p text:style-name="P13"><text:tab/>if(other instanceof Point) {<text:line-break/><text:tab/><text:tab/>Point anotherPoint = (Point) other;</text:p>
      <text:p text:style-name="P13"><text:tab/><text:tab/>// two points are equal only if their x and y positions are equal<text:line-break/><text:tab/><text:tab/>if((xPos == anotherPoint.xPos) &amp;&amp; (yPos == anotherPoint.yPos))<text:line-break/><text:tab/><text:tab/><text:tab/>return true;</text:p>
      <text:p text:style-name="P12"><text:tab/>}</text:p>
      <text:p text:style-name="P12"><text:tab/>return false;</text:p>
      <text:p text:style-name="P12">}</text:p>
      <text:p text:style-name="P15"><text:soft-page-break/><text:span text:style-name="T16">Overriding the hashCode()</text:span> </text:p>
      <text:p text:style-name="P15">Overriding the equals and hashCode methods correctly is important for using with classes such as HashMap and HashSet</text:p>
      <text:p text:style-name="P15"><text:span text:style-name="T33">T</text:span>he hashCode() method should return unique hash codes for different objects.The hashCode() method should return the same hash value if the equals() method returns true.</text:p>
      <text:h text:style-name="Heading_20_2" text:outline-level="2"><text:bookmark-start text:name="__RefHeading___Toc2243_2385844581"/>Singleton<text:bookmark-end text:name="__RefHeading___Toc2243_2385844581"/></text:h>
      <text:p text:style-name="P21"><text:span text:style-name="T36">Only one instance is present for a particular class. </text:span><text:span text:style-name="T37">To ensure it usually class controls instantiation of its objects. </text:span><text:span text:style-name="T38">Singleton offers two things one and only one instance of the class and a single point of access to that object.</text:span></text:p>
      <text:p text:style-name="P22">Be aware of the multi-thread env<text:span text:style-name="T39">ironment</text:span>.<text:line-break/><text:span text:style-name="T39">Example:<text:line-break/></text:span><text:span text:style-name="T30">public static synchronized Logger getInstance() {<text:line-break/><text:tab/></text:span><text:span text:style-name="T29">if(myInstance == null)<text:line-break/><text:tab/><text:tab/>myInstance = new Logger();<text:line-break/><text:tab/>return myInstance;<text:line-break/>}</text:span></text:p>
      <text:p text:style-name="P16">Better implementation <text:line-break/><text:span text:style-name="T29">public class Logger {</text:span></text:p>
      <text:p text:style-name="P14">private Logger() {<text:line-break/><text:tab/>// private constructor<text:line-break/>}</text:p>
      <text:p text:style-name="P14">public static class LoggerHolder {<text:line-break/><text:tab/>public static Logger logger = new Logger();</text:p>
      <text:p text:style-name="P14">}</text:p>
      <text:p text:style-name="P14">public static Logger getInstance() {<text:line-break/><text:tab/>return LoggerHolder.logger;</text:p>
      <text:p text:style-name="P14">}</text:p>
      <text:p text:style-name="P14">public void log(String s) {<text:line-break/><text:tab/>// log implementation<text:line-break/><text:tab/>System.err.println(s);</text:p>
      <text:p text:style-name="P14">}</text:p>
      <text:p text:style-name="P14">}</text:p>
      <text:h text:style-name="Heading_20_2" text:outline-level="2"><text:bookmark-start text:name="__RefHeading___Toc2245_2385844581"/>Immutable class<text:bookmark-end text:name="__RefHeading___Toc2245_2385844581"/></text:h>
      <text:p text:style-name="P23"><text:span text:style-name="T40">Once an object is created it can not be modified. </text:span><text:span text:style-name="T41">Also its method are not modifying the state of the object, instead they return the new instance. </text:span><text:span text:style-name="T42">Examples are wrapper classes (Integer, Float), String…</text:span></text:p>
      <text:p text:style-name="P23">So, it is less error-prone when we use immutable objects.</text:p>
      <text:p text:style-name="P23"><text:soft-page-break/>Immutable objects are thread-safe.</text:p>
      <text:p text:style-name="P23">Immutable objects that have same state can save space by sharing the state internally.</text:p>
      <text:p text:style-name="P24">Classes should be immutable unless there's a very good reason to make them mutable… If a class cannot be made immutable, you should still limit its mutability as much as possible.</text:p>
      <text:p text:style-name="P10">Rules</text:p>
      <text:list xml:id="list3090139129" text:style-name="L1">
        <text:list-item>
          <text:p text:style-name="P45">make class final </text:p>
        </text:list-item>
        <text:list-item>
          <text:p text:style-name="P45">final field and initialize them in the constructor</text:p>
        </text:list-item>
        <text:list-item>
          <text:p text:style-name="P44"><text:span text:style-name="T13">only acces</text:span><text:span text:style-name="T15">s</text:span><text:span text:style-name="T13">or methods (not set</text:span><text:span text:style-name="T14">ers</text:span><text:span text:style-name="T13">)</text:span></text:p>
        </text:list-item>
        <text:list-item>
          <text:p text:style-name="P45">if you have to return reference return the deep copy of the object’s</text:p>
        </text:list-item>
      </text:list>
      <text:h text:style-name="Heading_20_2" text:outline-level="2"><text:bookmark-start text:name="__RefHeading___Toc2247_2385844581"/>Static<text:bookmark-end text:name="__RefHeading___Toc2247_2385844581"/></text:h>
      <text:p text:style-name="P46">If you need variable/method that can be shared across all class instances. So variable/method is associated with a class rather than its object instance (class variables). </text:p>
      <text:p text:style-name="P46">Initialized only once when the execution of the program starts. </text:p>
      <text:p text:style-name="P26">Static method can not be overriden only hidden <text:span text:style-name="T43">(can not use this, super and instance variables (nonstatic variables). </text:span><text:span text:style-name="T44">Most suited for utility functions.</text:span></text:p>
      <text:h text:style-name="Heading_20_3" text:outline-level="3"><text:bookmark-start text:name="__RefHeading___Toc2249_2385844581"/>Static block<text:bookmark-end text:name="__RefHeading___Toc2249_2385844581"/></text:h>
      <text:p text:style-name="P25">You can have static block in your class definition, is it executed by JVM once, when it loads the class into mem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23:17:35.617139077</meta:creation-date>
    <dc:date>2023-05-13T19:16:17.491673282</dc:date>
    <meta:editing-duration>PT2H20M11S</meta:editing-duration>
    <meta:editing-cycles>99</meta:editing-cycles>
    <meta:generator>LibreOffice/6.4.7.2$Linux_X86_64 LibreOffice_project/40$Build-2</meta:generator>
    <meta:document-statistic meta:table-count="0" meta:image-count="0" meta:object-count="0" meta:page-count="7" meta:paragraph-count="90" meta:word-count="987" meta:character-count="6218" meta:non-whitespace-character-count="5285"/>
  </office:meta>
</office:document-meta>
</file>